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mm" svg:height="89.96mm" svg:x="0mm" svg:y="95.87mm">
            <loext:p draw:notify-on-update-of-ranges="Sheet1.A3:Sheet1.A6 Sheet1.B2:Sheet1.B2 Sheet1.B3:Sheet1.B6 Sheet1.C2:Sheet1.C2 Sheet1.C3:Sheet1.C6 Sheet1.D2:Sheet1.D2 Sheet1.D3:Sheet1.D6 Sheet1.E2:Sheet1.E2 Sheet1.E3:Sheet1.E6 Sheet1.F2:Sheet1.F2 Sheet1.F3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89.96mm" svg:x="167.97mm" svg:y="98.3mm">
            <loext:p draw:notify-on-update-of-ranges="Sheet1.A10:Sheet1.A13 Sheet1.B9:Sheet1.B9 Sheet1.B10:Sheet1.B13 Sheet1.C9:Sheet1.C9 Sheet1.C10:Sheet1.C13 Sheet1.D9:Sheet1.D9 Sheet1.D10:Sheet1.D13 Sheet1.E9:Sheet1.E9 Sheet1.E10:Sheet1.E13 Sheet1.F9:Sheet1.F9 Sheet1.F10:Sheet1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mm" svg:height="89.96mm" svg:x="79.36mm" svg:y="191.74mm">
            <loext:p draw:notify-on-update-of-ranges="Sheet1.H3:Sheet1.H6 Sheet1.I2:Sheet1.I2 Sheet1.I3:Sheet1.I6 Sheet1.J2:Sheet1.J2 Sheet1.J3:Sheet1.J6 Sheet1.K2:Sheet1.K2 Sheet1.K3:Sheet1.K6 Sheet1.L2:Sheet1.L2 Sheet1.L3:Sheet1.L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IEMPOS</text:p>
          </table:table-cell>
          <table:covered-table-cell table:style-name="ce1"/>
          <table:covered-table-cell table:style-name="ce3"/>
          <table:covered-table-cell/>
          <table:covered-table-cell table:style-name="ce3"/>
          <table:covered-table-cell/>
          <table:table-cell/>
          <table:table-cell table:style-name="ce3" office:value-type="string" calcext:value-type="string" table:number-columns-spanned="5" table:number-rows-spanned="1">
            <text:p>GANANCIA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0.00114083" calcext:value-type="float">
            <text:p>0,00114083</text:p>
          </table:table-cell>
          <table:table-cell office:value-type="float" office:value="0.000484943" calcext:value-type="float">
            <text:p>0,000484943</text:p>
          </table:table-cell>
          <table:table-cell office:value-type="float" office:value="0.000863075" calcext:value-type="float">
            <text:p>0,000863075</text:p>
          </table:table-cell>
          <table:table-cell office:value-type="float" office:value="0.000370026" calcext:value-type="float">
            <text:p>0,000370026</text:p>
          </table:table-cell>
          <table:table-cell office:value-type="float" office:value="0.000618216" calcext:value-type="float">
            <text:p>0,000618216</text:p>
          </table:table-cell>
          <table:table-cell/>
          <table:table-cell office:value-type="string" calcext:value-type="string">
            <text:p>tsp10</text:p>
          </table:table-cell>
          <table:table-cell table:formula="of:=[.C3]/[.B3]" office:value-type="float" office:value="0.425079109069712" calcext:value-type="float">
            <text:p>0,4250791091</text:p>
          </table:table-cell>
          <table:table-cell table:formula="of:=[.D3]/[.B3]" office:value-type="float" office:value="0.756532524565448" calcext:value-type="float">
            <text:p>0,7565325246</text:p>
          </table:table-cell>
          <table:table-cell table:formula="of:=[.E3]/[.B3]" office:value-type="float" office:value="0.324348062375639" calcext:value-type="float">
            <text:p>0,3243480624</text:p>
          </table:table-cell>
          <table:table-cell table:formula="of:=[.F3]/[.B3]" office:value-type="float" office:value="0.541900195471718" calcext:value-type="float">
            <text:p>0,5419001955</text:p>
          </table:table-cell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0.030556" calcext:value-type="float">
            <text:p>0,030556</text:p>
          </table:table-cell>
          <table:table-cell office:value-type="float" office:value="0.0147622" calcext:value-type="float">
            <text:p>0,0147622</text:p>
          </table:table-cell>
          <table:table-cell office:value-type="float" office:value="0.027679" calcext:value-type="float">
            <text:p>0,027679</text:p>
          </table:table-cell>
          <table:table-cell office:value-type="float" office:value="0.00843596" calcext:value-type="float">
            <text:p>0,00843596</text:p>
          </table:table-cell>
          <table:table-cell office:value-type="float" office:value="0.025001" calcext:value-type="float">
            <text:p>0,025001</text:p>
          </table:table-cell>
          <table:table-cell/>
          <table:table-cell office:value-type="string" calcext:value-type="string">
            <text:p>tsp20</text:p>
          </table:table-cell>
          <table:table-cell table:formula="of:=[.C4]/[.B4]" office:value-type="float" office:value="0.483119518261552" calcext:value-type="float">
            <text:p>0,4831195183</text:p>
          </table:table-cell>
          <table:table-cell table:formula="of:=[.D4]/[.B4]" office:value-type="float" office:value="0.905845005890823" calcext:value-type="float">
            <text:p>0,9058450059</text:p>
          </table:table-cell>
          <table:table-cell table:formula="of:=[.E4]/[.B4]" office:value-type="float" office:value="0.27608194789894" calcext:value-type="float">
            <text:p>0,2760819479</text:p>
          </table:table-cell>
          <table:table-cell table:formula="of:=[.F4]/[.B4]" office:value-type="float" office:value="0.818202644325173" calcext:value-type="float">
            <text:p>0,8182026443</text:p>
          </table:table-cell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0.111905" calcext:value-type="float">
            <text:p>0,111905</text:p>
          </table:table-cell>
          <table:table-cell office:value-type="float" office:value="0.00595899" calcext:value-type="float">
            <text:p>0,00595899</text:p>
          </table:table-cell>
          <table:table-cell office:value-type="float" office:value="0.102453" calcext:value-type="float">
            <text:p>0,102453</text:p>
          </table:table-cell>
          <table:table-cell office:value-type="float" office:value="0.0462239" calcext:value-type="float">
            <text:p>0,0462239</text:p>
          </table:table-cell>
          <table:table-cell office:value-type="float" office:value="0.094461" calcext:value-type="float">
            <text:p>0,094461</text:p>
          </table:table-cell>
          <table:table-cell/>
          <table:table-cell office:value-type="string" calcext:value-type="string">
            <text:p>tsp30</text:p>
          </table:table-cell>
          <table:table-cell table:formula="of:=[.C5]/[.B5]" office:value-type="float" office:value="0.053250435637371" calcext:value-type="float">
            <text:p>0,0532504356</text:p>
          </table:table-cell>
          <table:table-cell table:formula="of:=[.D5]/[.B5]" office:value-type="float" office:value="0.915535498860641" calcext:value-type="float">
            <text:p>0,9155354989</text:p>
          </table:table-cell>
          <table:table-cell table:formula="of:=[.E5]/[.B5]" office:value-type="float" office:value="0.41306375943881" calcext:value-type="float">
            <text:p>0,4130637594</text:p>
          </table:table-cell>
          <table:table-cell table:formula="of:=[.F5]/[.B5]" office:value-type="float" office:value="0.844117778472812" calcext:value-type="float">
            <text:p>0,8441177785</text:p>
          </table:table-cell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1.41748" calcext:value-type="float">
            <text:p>1,41748</text:p>
          </table:table-cell>
          <table:table-cell office:value-type="float" office:value="0.589477" calcext:value-type="float">
            <text:p>0,589477</text:p>
          </table:table-cell>
          <table:table-cell office:value-type="float" office:value="0.849454" calcext:value-type="float">
            <text:p>0,849454</text:p>
          </table:table-cell>
          <table:table-cell office:value-type="float" office:value="0.451735" calcext:value-type="float">
            <text:p>0,451735</text:p>
          </table:table-cell>
          <table:table-cell office:value-type="float" office:value="0.834759" calcext:value-type="float">
            <text:p>0,834759</text:p>
          </table:table-cell>
          <table:table-cell/>
          <table:table-cell office:value-type="string" calcext:value-type="string">
            <text:p>tsp35</text:p>
          </table:table-cell>
          <table:table-cell table:formula="of:=[.C6]/[.B6]" office:value-type="float" office:value="0.415862657674182" calcext:value-type="float">
            <text:p>0,4158626577</text:p>
          </table:table-cell>
          <table:table-cell table:formula="of:=[.D6]/[.B6]" office:value-type="float" office:value="0.599270536444959" calcext:value-type="float">
            <text:p>0,5992705364</text:p>
          </table:table-cell>
          <table:table-cell table:formula="of:=[.E6]/[.B6]" office:value-type="float" office:value="0.318688799841973" calcext:value-type="float">
            <text:p>0,3186887998</text:p>
          </table:table-cell>
          <table:table-cell table:formula="of:=[.F6]/[.B6]" office:value-type="float" office:value="0.588903547139995" calcext:value-type="float">
            <text:p>0,588903547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6" table:number-rows-spanned="1">
            <text:p>ITERACIONES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207" calcext:value-type="float">
            <text:p>207</text:p>
          </table:table-cell>
          <table:table-cell table:formula="of:=SUM([.B17:.C17])" office:value-type="float" office:value="221" calcext:value-type="float">
            <text:p>221</text:p>
          </table:table-cell>
          <table:table-cell table:formula="of:=SUM([.D17:.E17])" office:value-type="float" office:value="291" calcext:value-type="float">
            <text:p>291</text:p>
          </table:table-cell>
          <table:table-cell table:formula="of:=SUM([.F17:.H17])" office:value-type="float" office:value="234" calcext:value-type="float">
            <text:p>234</text:p>
          </table:table-cell>
          <table:table-cell table:formula="of:=SUM([.I17:.K17])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3755" calcext:value-type="float">
            <text:p>3755</text:p>
          </table:table-cell>
          <table:table-cell table:formula="of:=SUM([.B18:.C18])" office:value-type="float" office:value="3062" calcext:value-type="float">
            <text:p>3062</text:p>
          </table:table-cell>
          <table:table-cell table:formula="of:=SUM([.D18:.E18])" office:value-type="float" office:value="4884" calcext:value-type="float">
            <text:p>4884</text:p>
          </table:table-cell>
          <table:table-cell table:formula="of:=SUM([.F18:.H18])" office:value-type="float" office:value="2638" calcext:value-type="float">
            <text:p>2638</text:p>
          </table:table-cell>
          <table:table-cell table:formula="of:=SUM([.I18:.K18])" office:value-type="float" office:value="6562" calcext:value-type="float">
            <text:p>6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6957" calcext:value-type="float">
            <text:p>6957</text:p>
          </table:table-cell>
          <table:table-cell table:formula="of:=SUM([.B19:.C19])" office:value-type="float" office:value="7291" calcext:value-type="float">
            <text:p>7291</text:p>
          </table:table-cell>
          <table:table-cell table:formula="of:=SUM([.D19:.E19])" office:value-type="float" office:value="11189" calcext:value-type="float">
            <text:p>11189</text:p>
          </table:table-cell>
          <table:table-cell table:formula="of:=SUM([.F19:.H19])" office:value-type="float" office:value="7699" calcext:value-type="float">
            <text:p>7699</text:p>
          </table:table-cell>
          <table:table-cell table:formula="of:=SUM([.I19:.K19])" office:value-type="float" office:value="15245" calcext:value-type="float">
            <text:p>15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71107" calcext:value-type="float">
            <text:p>71107</text:p>
          </table:table-cell>
          <table:table-cell table:formula="of:=SUM([.B20:.C20])" office:value-type="float" office:value="52177" calcext:value-type="float">
            <text:p>52177</text:p>
          </table:table-cell>
          <table:table-cell table:formula="of:=SUM([.D20:.E20])" office:value-type="float" office:value="79588" calcext:value-type="float">
            <text:p>79588</text:p>
          </table:table-cell>
          <table:table-cell table:formula="of:=SUM([.F20:.H20])" office:value-type="float" office:value="60294" calcext:value-type="float">
            <text:p>60294</text:p>
          </table:table-cell>
          <table:table-cell table:formula="of:=SUM([.I20:.K20])" office:value-type="float" office:value="116875" calcext:value-type="float">
            <text:p>11687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1494" calcext:value-type="float">
            <text:p>1494</text:p>
          </table:table-cell>
          <table:table-cell office:value-type="float" office:value="1568" calcext:value-type="float">
            <text:p>1568</text:p>
          </table:table-cell>
          <table:table-cell office:value-type="float" office:value="2448" calcext:value-type="float">
            <text:p>2448</text:p>
          </table:table-cell>
          <table:table-cell office:value-type="float" office:value="2436" calcext:value-type="float">
            <text:p>2436</text:p>
          </table:table-cell>
          <table:table-cell office:value-type="float" office:value="883" calcext:value-type="float">
            <text:p>883</text:p>
          </table:table-cell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1904" calcext:value-type="float">
            <text:p>1904</text:p>
          </table:table-cell>
          <table:table-cell office:value-type="float" office:value="2298" calcext:value-type="float">
            <text:p>2298</text:p>
          </table:table-cell>
          <table:table-cell office:value-type="float" office:value="2360" calcext:value-type="float">
            <text:p>2360</text:p>
          </table:table-cell>
          <table:table-cell/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3686" calcext:value-type="float">
            <text:p>3686</text:p>
          </table:table-cell>
          <table:table-cell office:value-type="float" office:value="3605" calcext:value-type="float">
            <text:p>3605</text:p>
          </table:table-cell>
          <table:table-cell office:value-type="float" office:value="5560" calcext:value-type="float">
            <text:p>5560</text:p>
          </table:table-cell>
          <table:table-cell office:value-type="float" office:value="5629" calcext:value-type="float">
            <text:p>5629</text:p>
          </table:table-cell>
          <table:table-cell office:value-type="float" office:value="2656" calcext:value-type="float">
            <text:p>2656</text:p>
          </table:table-cell>
          <table:table-cell office:value-type="float" office:value="2762" calcext:value-type="float">
            <text:p>2762</text:p>
          </table:table-cell>
          <table:table-cell office:value-type="float" office:value="2281" calcext:value-type="float">
            <text:p>2281</text:p>
          </table:table-cell>
          <table:table-cell office:value-type="float" office:value="6584" calcext:value-type="float">
            <text:p>6584</text:p>
          </table:table-cell>
          <table:table-cell office:value-type="float" office:value="4291" calcext:value-type="float">
            <text:p>4291</text:p>
          </table:table-cell>
          <table:table-cell office:value-type="float" office:value="4370" calcext:value-type="float">
            <text:p>4370</text:p>
          </table:table-cell>
          <table:table-cell/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26051" calcext:value-type="float">
            <text:p>26051</text:p>
          </table:table-cell>
          <table:table-cell office:value-type="float" office:value="26126" calcext:value-type="float">
            <text:p>26126</text:p>
          </table:table-cell>
          <table:table-cell office:value-type="float" office:value="39721" calcext:value-type="float">
            <text:p>39721</text:p>
          </table:table-cell>
          <table:table-cell office:value-type="float" office:value="39867" calcext:value-type="float">
            <text:p>39867</text:p>
          </table:table-cell>
          <table:table-cell office:value-type="float" office:value="20291" calcext:value-type="float">
            <text:p>20291</text:p>
          </table:table-cell>
          <table:table-cell office:value-type="float" office:value="19826" calcext:value-type="float">
            <text:p>19826</text:p>
          </table:table-cell>
          <table:table-cell office:value-type="float" office:value="20177" calcext:value-type="float">
            <text:p>20177</text:p>
          </table:table-cell>
          <table:table-cell office:value-type="float" office:value="38907" calcext:value-type="float">
            <text:p>38907</text:p>
          </table:table-cell>
          <table:table-cell office:value-type="float" office:value="38078" calcext:value-type="float">
            <text:p>38078</text:p>
          </table:table-cell>
          <table:table-cell office:value-type="float" office:value="39890" calcext:value-type="float">
            <text:p>398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0:39:00.965947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4-23T00:10:08.456937176</meta:creation-date>
    <dc:date>2016-04-27T11:29:26.308837645</dc:date>
    <dc:creator>Francisco Lupiáñez</dc:creator>
    <meta:editing-duration>PT17M48S</meta:editing-duration>
    <meta:editing-cycles>3</meta:editing-cycles>
    <meta:generator>LibreOffice/5.0.3.2$Linux_X86_64 LibreOffice_project/00m0$Build-2</meta:generator>
    <meta:document-statistic meta:table-count="1" meta:cell-count="1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7.207cm" svg:y="0.315cm" chart:style-name="ch2">
          <text:p>Tiempo</text:p>
        </chart:title>
        <chart:legend chart:legend-position="end" svg:x="14.244cm" svg:y="3.203cm" style:legend-expansion="high" chart:style-name="ch3"/>
        <chart:plot-area chart:style-name="ch4" table:cell-range-address="Sheet1.A2:Sheet1.F6" chart:data-source-has-labels="both" svg:x="1.331cm" svg:y="1.299cm" svg:width="12.593cm" svg:height="6.538cm">
          <chartooo:coordinate-region svg:x="2.058cm" svg:y="1.498cm" svg:width="11.441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A3:Sheet1.A6"/>
          </chart:axis>
          <chart:axis chart:dimension="y" chart:name="primary-y" chart:style-name="ch5">
            <chart:title svg:x="0.451cm" svg:y="5.604cm" chart:style-name="ch7">
              <text:p>Tiempo (seg.)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line">
            <chart:data-point chart:repeated="4"/>
          </chart:series>
          <chart:series chart:style-name="ch10" chart:values-cell-range-address="Sheet1.C3:Sheet1.C6" chart:label-cell-address="Sheet1.C2:Sheet1.C2" chart:class="chart:line">
            <chart:data-point chart:repeated="4"/>
          </chart:series>
          <chart:series chart:style-name="ch11" chart:values-cell-range-address="Sheet1.D3:Sheet1.D6" chart:label-cell-address="Sheet1.D2:Sheet1.D2" chart:class="chart:line">
            <chart:data-point chart:repeated="4"/>
          </chart:series>
          <chart:series chart:style-name="ch12" chart:values-cell-range-address="Sheet1.E3:Sheet1.E6" chart:label-cell-address="Sheet1.E2:Sheet1.E2" chart:class="chart:line">
            <chart:data-point chart:repeated="4"/>
          </chart:series>
          <chart:series chart:style-name="ch13" chart:values-cell-range-address="Sheet1.F3:Sheet1.F6" chart:label-cell-address="Sheet1.F2:Sheet1.F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:Sheet1.B2</svg:desc>
                </draw:g>
              </table:table-cell>
              <table:table-cell office:value-type="string">
                <text:p>2A</text:p>
                <draw:g>
                  <svg:desc>Sheet1.C2:Sheet1.C2</svg:desc>
                </draw:g>
              </table:table-cell>
              <table:table-cell office:value-type="string">
                <text:p>2B</text:p>
                <draw:g>
                  <svg:desc>Sheet1.D2:Sheet1.D2</svg:desc>
                </draw:g>
              </table:table-cell>
              <table:table-cell office:value-type="string">
                <text:p>3A</text:p>
                <draw:g>
                  <svg:desc>Sheet1.E2:Sheet1.E2</svg:desc>
                </draw:g>
              </table:table-cell>
              <table:table-cell office:value-type="string">
                <text:p>3B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A3:Sheet1.A6</svg:desc>
                </draw:g>
              </table:table-cell>
              <table:table-cell office:value-type="float" office:value="0.00114083">
                <text:p>0.00114083</text:p>
                <draw:g>
                  <svg:desc>Sheet1.B3:Sheet1.B6</svg:desc>
                </draw:g>
              </table:table-cell>
              <table:table-cell office:value-type="float" office:value="0.000484943">
                <text:p>0.000484943</text:p>
                <draw:g>
                  <svg:desc>Sheet1.C3:Sheet1.C6</svg:desc>
                </draw:g>
              </table:table-cell>
              <table:table-cell office:value-type="float" office:value="0.000863075">
                <text:p>0.000863075</text:p>
                <draw:g>
                  <svg:desc>Sheet1.D3:Sheet1.D6</svg:desc>
                </draw:g>
              </table:table-cell>
              <table:table-cell office:value-type="float" office:value="0.000370026">
                <text:p>0.000370026</text:p>
                <draw:g>
                  <svg:desc>Sheet1.E3:Sheet1.E6</svg:desc>
                </draw:g>
              </table:table-cell>
              <table:table-cell office:value-type="float" office:value="0.000618216">
                <text:p>0.000618216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0.030556">
                <text:p>0.030556</text:p>
              </table:table-cell>
              <table:table-cell office:value-type="float" office:value="0.0147622">
                <text:p>0.0147622</text:p>
              </table:table-cell>
              <table:table-cell office:value-type="float" office:value="0.027679">
                <text:p>0.027679</text:p>
              </table:table-cell>
              <table:table-cell office:value-type="float" office:value="0.00843596">
                <text:p>0.00843596</text:p>
              </table:table-cell>
              <table:table-cell office:value-type="float" office:value="0.025001">
                <text:p>0.025001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0.111905">
                <text:p>0.111905</text:p>
              </table:table-cell>
              <table:table-cell office:value-type="float" office:value="0.00595899">
                <text:p>0.00595899</text:p>
              </table:table-cell>
              <table:table-cell office:value-type="float" office:value="0.102453">
                <text:p>0.102453</text:p>
              </table:table-cell>
              <table:table-cell office:value-type="float" office:value="0.0462239">
                <text:p>0.0462239</text:p>
              </table:table-cell>
              <table:table-cell office:value-type="float" office:value="0.094461">
                <text:p>0.094461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1.41748">
                <text:p>1.41748</text:p>
              </table:table-cell>
              <table:table-cell office:value-type="float" office:value="0.589477">
                <text:p>0.589477</text:p>
              </table:table-cell>
              <table:table-cell office:value-type="float" office:value="0.849454">
                <text:p>0.849454</text:p>
              </table:table-cell>
              <table:table-cell office:value-type="float" office:value="0.451735">
                <text:p>0.451735</text:p>
              </table:table-cell>
              <table:table-cell office:value-type="float" office:value="0.834759">
                <text:p>0.834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line" chart:style-name="ch1">
        <chart:title svg:x="6.824cm" svg:y="0.315cm" chart:style-name="ch2">
          <text:p>Iteraciones</text:p>
        </chart:title>
        <chart:legend chart:legend-position="end" svg:x="14.243cm" svg:y="3.203cm" style:legend-expansion="high" chart:style-name="ch3"/>
        <chart:plot-area chart:style-name="ch4" table:cell-range-address="Sheet1.A9:Sheet1.F13" chart:data-source-has-labels="both" svg:x="1.331cm" svg:y="1.299cm" svg:width="12.592cm" svg:height="6.538cm">
          <chartooo:coordinate-region svg:x="2.508cm" svg:y="1.498cm" svg:width="10.805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A10:Sheet1.A13"/>
          </chart:axis>
          <chart:axis chart:dimension="y" chart:name="primary-y" chart:style-name="ch5">
            <chart:title svg:x="0.451cm" svg:y="5.935cm" chart:style-name="ch7">
              <text:p>Iteraciones totales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line">
            <chart:data-point chart:repeated="4"/>
          </chart:series>
          <chart:series chart:style-name="ch10" chart:values-cell-range-address="Sheet1.C10:Sheet1.C13" chart:label-cell-address="Sheet1.C9:Sheet1.C9" chart:class="chart:line">
            <chart:data-point chart:repeated="4"/>
          </chart:series>
          <chart:series chart:style-name="ch11" chart:values-cell-range-address="Sheet1.D10:Sheet1.D13" chart:label-cell-address="Sheet1.D9:Sheet1.D9" chart:class="chart:line">
            <chart:data-point chart:repeated="4"/>
          </chart:series>
          <chart:series chart:style-name="ch12" chart:values-cell-range-address="Sheet1.E10:Sheet1.E13" chart:label-cell-address="Sheet1.E9:Sheet1.E9" chart:class="chart:line">
            <chart:data-point chart:repeated="4"/>
          </chart:series>
          <chart:series chart:style-name="ch13" chart:values-cell-range-address="Sheet1.F10:Sheet1.F13" chart:label-cell-address="Sheet1.F9:Sheet1.F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9:Sheet1.B9</svg:desc>
                </draw:g>
              </table:table-cell>
              <table:table-cell office:value-type="string">
                <text:p>2A</text:p>
                <draw:g>
                  <svg:desc>Sheet1.C9:Sheet1.C9</svg:desc>
                </draw:g>
              </table:table-cell>
              <table:table-cell office:value-type="string">
                <text:p>2B</text:p>
                <draw:g>
                  <svg:desc>Sheet1.D9:Sheet1.D9</svg:desc>
                </draw:g>
              </table:table-cell>
              <table:table-cell office:value-type="string">
                <text:p>3A</text:p>
                <draw:g>
                  <svg:desc>Sheet1.E9:Sheet1.E9</svg:desc>
                </draw:g>
              </table:table-cell>
              <table:table-cell office:value-type="string">
                <text:p>3B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A10:Sheet1.A13</svg:desc>
                </draw:g>
              </table:table-cell>
              <table:table-cell office:value-type="float" office:value="207">
                <text:p>207</text:p>
                <draw:g>
                  <svg:desc>Sheet1.B10:Sheet1.B13</svg:desc>
                </draw:g>
              </table:table-cell>
              <table:table-cell office:value-type="float" office:value="221">
                <text:p>221</text:p>
                <draw:g>
                  <svg:desc>Sheet1.C10:Sheet1.C13</svg:desc>
                </draw:g>
              </table:table-cell>
              <table:table-cell office:value-type="float" office:value="291">
                <text:p>291</text:p>
                <draw:g>
                  <svg:desc>Sheet1.D10:Sheet1.D13</svg:desc>
                </draw:g>
              </table:table-cell>
              <table:table-cell office:value-type="float" office:value="234">
                <text:p>234</text:p>
                <draw:g>
                  <svg:desc>Sheet1.E10:Sheet1.E13</svg:desc>
                </draw:g>
              </table:table-cell>
              <table:table-cell office:value-type="float" office:value="313">
                <text:p>313</text:p>
                <draw:g>
                  <svg:desc>Sheet1.F10:Sheet1.F13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3755">
                <text:p>3755</text:p>
              </table:table-cell>
              <table:table-cell office:value-type="float" office:value="3062">
                <text:p>3062</text:p>
              </table:table-cell>
              <table:table-cell office:value-type="float" office:value="4884">
                <text:p>4884</text:p>
              </table:table-cell>
              <table:table-cell office:value-type="float" office:value="2638">
                <text:p>2638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6957">
                <text:p>6957</text:p>
              </table:table-cell>
              <table:table-cell office:value-type="float" office:value="7291">
                <text:p>7291</text:p>
              </table:table-cell>
              <table:table-cell office:value-type="float" office:value="11189">
                <text:p>11189</text:p>
              </table:table-cell>
              <table:table-cell office:value-type="float" office:value="7699">
                <text:p>7699</text:p>
              </table:table-cell>
              <table:table-cell office:value-type="float" office:value="15245">
                <text:p>15245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71107">
                <text:p>71107</text:p>
              </table:table-cell>
              <table:table-cell office:value-type="float" office:value="52177">
                <text:p>52177</text:p>
              </table:table-cell>
              <table:table-cell office:value-type="float" office:value="79588">
                <text:p>79588</text:p>
              </table:table-cell>
              <table:table-cell office:value-type="float" office:value="60294">
                <text:p>60294</text:p>
              </table:table-cell>
              <table:table-cell office:value-type="float" office:value="116875">
                <text:p>11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6.982cm" svg:y="0.315cm" chart:style-name="ch2">
          <text:p>Ganancia</text:p>
        </chart:title>
        <chart:legend chart:legend-position="end" svg:x="14.244cm" svg:y="3.452cm" style:legend-expansion="high" chart:style-name="ch3"/>
        <chart:plot-area chart:style-name="ch4" table:cell-range-address="Sheet1.H2:Sheet1.L6" chart:data-source-has-labels="both" svg:x="1.331cm" svg:y="1.299cm" svg:width="12.593cm" svg:height="6.538cm">
          <chartooo:coordinate-region svg:x="2.058cm" svg:y="1.498cm" svg:width="11.441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H3:Sheet1.H6"/>
          </chart:axis>
          <chart:axis chart:dimension="y" chart:name="primary-y" chart:style-name="ch5">
            <chart:title svg:x="0.451cm" svg:y="5.326cm" chart:style-name="ch7">
              <text:p>Ganancia</text:p>
            </chart:title>
            <chart:grid chart:style-name="ch8" chart:class="major"/>
          </chart:axis>
          <chart:series chart:style-name="ch9" chart:values-cell-range-address="Sheet1.I3:Sheet1.I6" chart:label-cell-address="Sheet1.I2:Sheet1.I2" chart:class="chart:line">
            <chart:data-point chart:repeated="4"/>
          </chart:series>
          <chart:series chart:style-name="ch10" chart:values-cell-range-address="Sheet1.J3:Sheet1.J6" chart:label-cell-address="Sheet1.J2:Sheet1.J2" chart:class="chart:line">
            <chart:data-point chart:repeated="4"/>
          </chart:series>
          <chart:series chart:style-name="ch11" chart:values-cell-range-address="Sheet1.K3:Sheet1.K6" chart:label-cell-address="Sheet1.K2:Sheet1.K2" chart:class="chart:line">
            <chart:data-point chart:repeated="4"/>
          </chart:series>
          <chart:series chart:style-name="ch12" chart:values-cell-range-address="Sheet1.L3:Sheet1.L6" chart:label-cell-address="Sheet1.L2:Sheet1.L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A</text:p>
                <draw:g>
                  <svg:desc>Sheet1.I2:Sheet1.I2</svg:desc>
                </draw:g>
              </table:table-cell>
              <table:table-cell office:value-type="string">
                <text:p>2B</text:p>
                <draw:g>
                  <svg:desc>Sheet1.J2:Sheet1.J2</svg:desc>
                </draw:g>
              </table:table-cell>
              <table:table-cell office:value-type="string">
                <text:p>3A</text:p>
                <draw:g>
                  <svg:desc>Sheet1.K2:Sheet1.K2</svg:desc>
                </draw:g>
              </table:table-cell>
              <table:table-cell office:value-type="string">
                <text:p>3B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H3:Sheet1.H6</svg:desc>
                </draw:g>
              </table:table-cell>
              <table:table-cell office:value-type="float" office:value="0.425079109069712">
                <text:p>0.425079109069712</text:p>
                <draw:g>
                  <svg:desc>Sheet1.I3:Sheet1.I6</svg:desc>
                </draw:g>
              </table:table-cell>
              <table:table-cell office:value-type="float" office:value="0.756532524565448">
                <text:p>0.756532524565448</text:p>
                <draw:g>
                  <svg:desc>Sheet1.J3:Sheet1.J6</svg:desc>
                </draw:g>
              </table:table-cell>
              <table:table-cell office:value-type="float" office:value="0.324348062375639">
                <text:p>0.324348062375639</text:p>
                <draw:g>
                  <svg:desc>Sheet1.K3:Sheet1.K6</svg:desc>
                </draw:g>
              </table:table-cell>
              <table:table-cell office:value-type="float" office:value="0.541900195471718">
                <text:p>0.541900195471718</text:p>
                <draw:g>
                  <svg:desc>Sheet1.L3:Sheet1.L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0.483119518261552">
                <text:p>0.483119518261552</text:p>
              </table:table-cell>
              <table:table-cell office:value-type="float" office:value="0.905845005890823">
                <text:p>0.905845005890823</text:p>
              </table:table-cell>
              <table:table-cell office:value-type="float" office:value="0.27608194789894">
                <text:p>0.27608194789894</text:p>
              </table:table-cell>
              <table:table-cell office:value-type="float" office:value="0.818202644325173">
                <text:p>0.818202644325173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0.053250435637371">
                <text:p>0.053250435637371</text:p>
              </table:table-cell>
              <table:table-cell office:value-type="float" office:value="0.915535498860641">
                <text:p>0.915535498860641</text:p>
              </table:table-cell>
              <table:table-cell office:value-type="float" office:value="0.41306375943881">
                <text:p>0.41306375943881</text:p>
              </table:table-cell>
              <table:table-cell office:value-type="float" office:value="0.844117778472812">
                <text:p>0.844117778472812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0.415862657674182">
                <text:p>0.415862657674182</text:p>
              </table:table-cell>
              <table:table-cell office:value-type="float" office:value="0.599270536444959">
                <text:p>0.599270536444959</text:p>
              </table:table-cell>
              <table:table-cell office:value-type="float" office:value="0.318688799841973">
                <text:p>0.318688799841973</text:p>
              </table:table-cell>
              <table:table-cell office:value-type="float" office:value="0.588903547139995">
                <text:p>0.588903547139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